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.dieOnCircularReference( Stack stk ,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rtedBag.SortedBag( Comparat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add( ResourceComparato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.get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rtedBag.ad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Bag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Bag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